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Feuille1" table:style-name="ta1">
        <table:shapes>
          <draw:frame draw:z-index="0" draw:style-name="gr1" draw:text-style-name="P1" svg:width="320.97mm" svg:height="175.82mm" svg:x="3.95mm" svg:y="106.88mm">
            <loext:p draw:notify-on-update-of-ranges="Feuille1.B6:Feuille1.B6 Feuille1.B7:Feuille1.B21 Feuille1.C6:Feuille1.C6 Feuille1.C7:Feuille1.C21 Feuille1.D6:Feuille1.D6 Feuille1.D7:Feuille1.D2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306.33mm" svg:height="174.91mm" svg:x="339.27mm" svg:y="108.38mm">
            <loext:p draw:notify-on-update-of-ranges="Feuille1.F6:Feuille1.F6 Feuille1.F7:Feuille1.F21 Feuille1.G6:Feuille1.G6 Feuille1.G7:Feuille1.G21 Feuille1.H6:Feuille1.H6 Feuille1.H7:Feuille1.H21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321.89mm" svg:height="184.86mm" svg:x="3.36mm" svg:y="295.64mm">
            <loext:p draw:notify-on-update-of-ranges="Feuille1.J6:Feuille1.J6 Feuille1.J7:Feuille1.J21 Feuille1.K6:Feuille1.K6 Feuille1.K7:Feuille1.K21 Feuille1.L6:Feuille1.L6 Feuille1.L7:Feuille1.L21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308.46mm" svg:height="185.14mm" svg:x="341.72mm" svg:y="297.14mm">
            <loext:p draw:notify-on-update-of-ranges="Feuille1.N6:Feuille1.N6 Feuille1.N7:Feuille1.N21 Feuille1.O6:Feuille1.O6 Feuille1.O7:Feuille1.O21 Feuille1.P6:Feuille1.P6 Feuille1.P7:Feuille1.P21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1" table:number-columns-repeated="3" table:default-cell-style-name="ce1"/>
        <table:table-column table:style-name="co1" table:default-cell-style-name="Default"/>
        <table:table-column table:style-name="co1" table:number-columns-repeated="3" table:default-cell-style-name="ce1"/>
        <table:table-column table:style-name="co1" table:default-cell-style-name="Default"/>
        <table:table-column table:style-name="co1" table:number-columns-repeated="3" table:default-cell-style-name="ce1"/>
        <table:table-column table:style-name="co1" table:default-cell-style-name="Default"/>
        <table:table-column table:style-name="co1" table:number-columns-repeated="3" table:default-cell-style-name="ce1"/>
        <table:table-row table:style-name="ro1" table:number-rows-repeated="4">
          <table:table-cell table:number-columns-repeated="16"/>
        </table:table-row>
        <table:table-row table:style-name="ro1">
          <table:table-cell/>
          <table:table-cell office:value-type="string" calcext:value-type="string">
            <text:p>Waiting time</text:p>
          </table:table-cell>
          <table:table-cell table:number-columns-repeated="3"/>
          <table:table-cell office:value-type="string" calcext:value-type="string">
            <text:p>Loss1</text:p>
          </table:table-cell>
          <table:table-cell table:number-columns-repeated="3"/>
          <table:table-cell office:value-type="string" calcext:value-type="string">
            <text:p>Loss2</text:p>
          </table:table-cell>
          <table:table-cell table:number-columns-repeated="3"/>
          <table:table-cell office:value-type="string" calcext:value-type="string">
            <text:p>LossTotal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Gradient descent</text:p>
          </table:table-cell>
          <table:table-cell office:value-type="string" calcext:value-type="string">
            <text:p>Heuristic</text:p>
          </table:table-cell>
          <table:table-cell table:number-columns-repeated="2"/>
          <table:table-cell office:value-type="string" calcext:value-type="string">
            <text:p>Gradient descent</text:p>
          </table:table-cell>
          <table:table-cell office:value-type="string" calcext:value-type="string">
            <text:p>Heuristic</text:p>
          </table:table-cell>
          <table:table-cell table:number-columns-repeated="2"/>
          <table:table-cell office:value-type="string" calcext:value-type="string">
            <text:p>Gradient descent</text:p>
          </table:table-cell>
          <table:table-cell office:value-type="string" calcext:value-type="string">
            <text:p>Heuristic</text:p>
          </table:table-cell>
          <table:table-cell table:number-columns-repeated="2"/>
          <table:table-cell office:value-type="string" calcext:value-type="string">
            <text:p>Gradient descent</text:p>
          </table:table-cell>
          <table:table-cell office:value-type="string" calcext:value-type="string">
            <text:p>Heuristic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table:number-columns-repeated="2" office:value-type="float" office:value="2.40614" calcext:value-type="float">
            <text:p>2,40614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2" office:value-type="float" office:value="7.56324" calcext:value-type="float">
            <text:p>7,56324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2" office:value-type="float" office:value="15.45042" calcext:value-type="float">
            <text:p>15,45042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2" office:value-type="float" office:value="23.01366" calcext:value-type="float">
            <text:p>23,01366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2.07978" calcext:value-type="float">
            <text:p>2,07978</text:p>
          </table:table-cell>
          <table:table-cell office:value-type="float" office:value="2.08479" calcext:value-type="float">
            <text:p>2,08479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8.93166" calcext:value-type="float">
            <text:p>8,93166</text:p>
          </table:table-cell>
          <table:table-cell office:value-type="float" office:value="7.54681" calcext:value-type="float">
            <text:p>7,54681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16.11653" calcext:value-type="float">
            <text:p>16,11653</text:p>
          </table:table-cell>
          <table:table-cell office:value-type="float" office:value="14.75905" calcext:value-type="float">
            <text:p>14,75905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25.04819" calcext:value-type="float">
            <text:p>25,04819</text:p>
          </table:table-cell>
          <table:table-cell office:value-type="float" office:value="22.30586" calcext:value-type="float">
            <text:p>22,30586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1.75341" calcext:value-type="float">
            <text:p>1,75341</text:p>
          </table:table-cell>
          <table:table-cell office:value-type="float" office:value="1.75842" calcext:value-type="float">
            <text:p>1,75842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10.30008" calcext:value-type="float">
            <text:p>10,30008</text:p>
          </table:table-cell>
          <table:table-cell office:value-type="float" office:value="8.91523" calcext:value-type="float">
            <text:p>8,91523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16.877" calcext:value-type="float">
            <text:p>16,877</text:p>
          </table:table-cell>
          <table:table-cell office:value-type="float" office:value="15.42505" calcext:value-type="float">
            <text:p>15,42505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27.17708" calcext:value-type="float">
            <text:p>27,17708</text:p>
          </table:table-cell>
          <table:table-cell office:value-type="float" office:value="24.34028" calcext:value-type="float">
            <text:p>24,34028</text:p>
          </table:table-cell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1.42705" calcext:value-type="float">
            <text:p>1,42705</text:p>
          </table:table-cell>
          <table:table-cell office:value-type="float" office:value="1.43206" calcext:value-type="float">
            <text:p>1,43206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11.66849" calcext:value-type="float">
            <text:p>11,66849</text:p>
          </table:table-cell>
          <table:table-cell office:value-type="float" office:value="10.28365" calcext:value-type="float">
            <text:p>10,28365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17.73183" calcext:value-type="float">
            <text:p>17,73183</text:p>
          </table:table-cell>
          <table:table-cell office:value-type="float" office:value="16.18541" calcext:value-type="float">
            <text:p>16,18541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29.40032" calcext:value-type="float">
            <text:p>29,40032</text:p>
          </table:table-cell>
          <table:table-cell office:value-type="float" office:value="26.46905" calcext:value-type="float">
            <text:p>26,46905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number-columns-repeated="2" office:value-type="float" office:value="1.10569" calcext:value-type="float">
            <text:p>1,10569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2" office:value-type="float" office:value="11.65207" calcext:value-type="float">
            <text:p>11,65207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2" office:value-type="float" office:value="17.04012" calcext:value-type="float">
            <text:p>17,04012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2" office:value-type="float" office:value="28.69218" calcext:value-type="float">
            <text:p>28,69218</text:p>
          </table:table-cell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table:number-columns-repeated="2" office:value-type="float" office:value="1.02572" calcext:value-type="float">
            <text:p>1,02572</text:p>
          </table:table-cell>
          <table:table-cell/>
          <table:table-cell office:value-type="float" office:value="31" calcext:value-type="float">
            <text:p>31</text:p>
          </table:table-cell>
          <table:table-cell table:number-columns-repeated="2" office:value-type="float" office:value="13.27563" calcext:value-type="float">
            <text:p>13,27563</text:p>
          </table:table-cell>
          <table:table-cell/>
          <table:table-cell office:value-type="float" office:value="31" calcext:value-type="float">
            <text:p>31</text:p>
          </table:table-cell>
          <table:table-cell table:number-columns-repeated="2" office:value-type="float" office:value="17.19458" calcext:value-type="float">
            <text:p>17,19458</text:p>
          </table:table-cell>
          <table:table-cell/>
          <table:table-cell office:value-type="float" office:value="31" calcext:value-type="float">
            <text:p>31</text:p>
          </table:table-cell>
          <table:table-cell table:number-columns-repeated="2" office:value-type="float" office:value="30.47022" calcext:value-type="float">
            <text:p>30,47022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table:number-columns-repeated="2" office:value-type="float" office:value="0.94574" calcext:value-type="float">
            <text:p>0,94574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 office:value-type="float" office:value="14.8992" calcext:value-type="float">
            <text:p>14,8992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 office:value-type="float" office:value="17.50351" calcext:value-type="float">
            <text:p>17,50351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 office:value-type="float" office:value="32.40271" calcext:value-type="float">
            <text:p>32,40271</text:p>
          </table:table-cell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table:number-columns-repeated="2" office:value-type="float" office:value="0.86576" calcext:value-type="float">
            <text:p>0,86576</text:p>
          </table:table-cell>
          <table:table-cell/>
          <table:table-cell office:value-type="float" office:value="33" calcext:value-type="float">
            <text:p>33</text:p>
          </table:table-cell>
          <table:table-cell table:number-columns-repeated="2" office:value-type="float" office:value="16.52277" calcext:value-type="float">
            <text:p>16,52277</text:p>
          </table:table-cell>
          <table:table-cell/>
          <table:table-cell office:value-type="float" office:value="33" calcext:value-type="float">
            <text:p>33</text:p>
          </table:table-cell>
          <table:table-cell table:number-columns-repeated="2" office:value-type="float" office:value="17.96691" calcext:value-type="float">
            <text:p>17,96691</text:p>
          </table:table-cell>
          <table:table-cell/>
          <table:table-cell office:value-type="float" office:value="33" calcext:value-type="float">
            <text:p>33</text:p>
          </table:table-cell>
          <table:table-cell table:number-columns-repeated="2" office:value-type="float" office:value="34.48968" calcext:value-type="float">
            <text:p>34,48968</text:p>
          </table:table-cell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table:number-columns-repeated="2" office:value-type="float" office:value="0.81838" calcext:value-type="float">
            <text:p>0,81838</text:p>
          </table:table-cell>
          <table:table-cell/>
          <table:table-cell office:value-type="float" office:value="34" calcext:value-type="float">
            <text:p>34</text:p>
          </table:table-cell>
          <table:table-cell table:number-columns-repeated="2" office:value-type="float" office:value="17.76001" calcext:value-type="float">
            <text:p>17,76001</text:p>
          </table:table-cell>
          <table:table-cell/>
          <table:table-cell office:value-type="float" office:value="34" calcext:value-type="float">
            <text:p>34</text:p>
          </table:table-cell>
          <table:table-cell table:number-columns-repeated="2" office:value-type="float" office:value="18.34649" calcext:value-type="float">
            <text:p>18,34649</text:p>
          </table:table-cell>
          <table:table-cell/>
          <table:table-cell office:value-type="float" office:value="34" calcext:value-type="float">
            <text:p>34</text:p>
          </table:table-cell>
          <table:table-cell table:number-columns-repeated="2" office:value-type="float" office:value="36.1065" calcext:value-type="float">
            <text:p>36,1065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table:number-columns-repeated="2" office:value-type="float" office:value="0.77099" calcext:value-type="float">
            <text:p>0,77099</text:p>
          </table:table-cell>
          <table:table-cell/>
          <table:table-cell office:value-type="float" office:value="35" calcext:value-type="float">
            <text:p>35</text:p>
          </table:table-cell>
          <table:table-cell table:number-columns-repeated="2" office:value-type="float" office:value="18.99726" calcext:value-type="float">
            <text:p>18,99726</text:p>
          </table:table-cell>
          <table:table-cell/>
          <table:table-cell office:value-type="float" office:value="35" calcext:value-type="float">
            <text:p>35</text:p>
          </table:table-cell>
          <table:table-cell table:number-columns-repeated="2" office:value-type="float" office:value="18.82097" calcext:value-type="float">
            <text:p>18,82097</text:p>
          </table:table-cell>
          <table:table-cell/>
          <table:table-cell office:value-type="float" office:value="35" calcext:value-type="float">
            <text:p>35</text:p>
          </table:table-cell>
          <table:table-cell table:number-columns-repeated="2" office:value-type="float" office:value="37.81823" calcext:value-type="float">
            <text:p>37,81823</text:p>
          </table:table-cell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table:number-columns-repeated="2" office:value-type="float" office:value="0.72361" calcext:value-type="float">
            <text:p>0,72361</text:p>
          </table:table-cell>
          <table:table-cell/>
          <table:table-cell office:value-type="float" office:value="36" calcext:value-type="float">
            <text:p>36</text:p>
          </table:table-cell>
          <table:table-cell table:number-columns-repeated="2" office:value-type="float" office:value="20.2345" calcext:value-type="float">
            <text:p>20,2345</text:p>
          </table:table-cell>
          <table:table-cell/>
          <table:table-cell office:value-type="float" office:value="36" calcext:value-type="float">
            <text:p>36</text:p>
          </table:table-cell>
          <table:table-cell table:number-columns-repeated="2" office:value-type="float" office:value="19.39034" calcext:value-type="float">
            <text:p>19,39034</text:p>
          </table:table-cell>
          <table:table-cell/>
          <table:table-cell office:value-type="float" office:value="36" calcext:value-type="float">
            <text:p>36</text:p>
          </table:table-cell>
          <table:table-cell table:number-columns-repeated="2" office:value-type="float" office:value="39.62484" calcext:value-type="float">
            <text:p>39,62484</text:p>
          </table:table-cell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table:number-columns-repeated="2" office:value-type="float" office:value="0.68848" calcext:value-type="float">
            <text:p>0,68848</text:p>
          </table:table-cell>
          <table:table-cell/>
          <table:table-cell office:value-type="float" office:value="37" calcext:value-type="float">
            <text:p>37</text:p>
          </table:table-cell>
          <table:table-cell table:number-columns-repeated="2" office:value-type="float" office:value="20.76445" calcext:value-type="float">
            <text:p>20,76445</text:p>
          </table:table-cell>
          <table:table-cell/>
          <table:table-cell office:value-type="float" office:value="37" calcext:value-type="float">
            <text:p>37</text:p>
          </table:table-cell>
          <table:table-cell table:number-columns-repeated="2" office:value-type="float" office:value="19.26912" calcext:value-type="float">
            <text:p>19,26912</text:p>
          </table:table-cell>
          <table:table-cell/>
          <table:table-cell office:value-type="float" office:value="37" calcext:value-type="float">
            <text:p>37</text:p>
          </table:table-cell>
          <table:table-cell table:number-columns-repeated="2" office:value-type="float" office:value="40.03357" calcext:value-type="float">
            <text:p>40,03357</text:p>
          </table:table-cell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table:number-columns-repeated="2" office:value-type="float" office:value="0.65336" calcext:value-type="float">
            <text:p>0,65336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2" office:value-type="float" office:value="21.2944" calcext:value-type="float">
            <text:p>21,2944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2" office:value-type="float" office:value="19.13057" calcext:value-type="float">
            <text:p>19,13057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2" office:value-type="float" office:value="40.42498" calcext:value-type="float">
            <text:p>40,42498</text:p>
          </table:table-cell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table:number-columns-repeated="2" office:value-type="float" office:value="0.61824" calcext:value-type="float">
            <text:p>0,61824</text:p>
          </table:table-cell>
          <table:table-cell/>
          <table:table-cell office:value-type="float" office:value="39" calcext:value-type="float">
            <text:p>39</text:p>
          </table:table-cell>
          <table:table-cell table:number-columns-repeated="2" office:value-type="float" office:value="21.82436" calcext:value-type="float">
            <text:p>21,82436</text:p>
          </table:table-cell>
          <table:table-cell/>
          <table:table-cell office:value-type="float" office:value="39" calcext:value-type="float">
            <text:p>39</text:p>
          </table:table-cell>
          <table:table-cell table:number-columns-repeated="2" office:value-type="float" office:value="18.97471" calcext:value-type="float">
            <text:p>18,97471</text:p>
          </table:table-cell>
          <table:table-cell/>
          <table:table-cell office:value-type="float" office:value="39" calcext:value-type="float">
            <text:p>39</text:p>
          </table:table-cell>
          <table:table-cell table:number-columns-repeated="2" office:value-type="float" office:value="40.79906" calcext:value-type="float">
            <text:p>40,79906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number-columns-repeated="2" office:value-type="float" office:value="0.60478" calcext:value-type="float">
            <text:p>0,60478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2" office:value-type="float" office:value="20.85424" calcext:value-type="float">
            <text:p>20,85424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2" office:value-type="float" office:value="17.53736" calcext:value-type="float">
            <text:p>17,53736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2" office:value-type="float" office:value="38.3916" calcext:value-type="float">
            <text:p>38,3916</text:p>
          </table:table-cell>
        </table:table-row>
        <table:table-row table:style-name="ro1" table:number-rows-repeated="1048554">
          <table:table-cell table:number-columns-repeated="16"/>
        </table:table-row>
        <table:table-row table:style-name="ro1"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8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13T02:36:23.458155290</meta:creation-date>
    <dc:date>2020-08-13T03:48:17.898651225</dc:date>
    <meta:editing-duration>PT19M37S</meta:editing-duration>
    <meta:editing-cycles>1</meta:editing-cycles>
    <meta:document-statistic meta:table-count="1" meta:cell-count="192" meta:object-count="4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2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5" style:family="chart">
      <style:chart-properties style:rotation-angle="0"/>
      <style:text-properties fo:font-size="1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.5pt" style:font-size-asian="10pt" style:font-size-complex="10pt"/>
    </style:style>
    <style:style style:name="ch7" style:family="chart">
      <style:chart-properties style:rotation-angle="90"/>
      <style:text-properties fo:font-size="1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ff3333" dr3d:edge-rounding="5%"/>
      <style:text-properties fo:font-size="10pt" style:font-size-asian="10pt" style:font-size-complex="10pt"/>
    </style:style>
    <style:style style:name="ch10" style:family="chart">
      <style:chart-properties chart:solid-type="cuboid"/>
    </style:style>
    <style:style style:name="ch11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2.098cm" svg:height="17.583cm" xlink:href=".." xlink:type="simple" chart:class="chart:bar" chart:style-name="ch1">
        <chart:legend svg:x="7.621cm" svg:y="0.741cm" style:legend-expansion="custom" chartooo:width="18.837cm" chartooo:height="2.077cm" style:legend-expansion-aspect-ratio="9.0693307655272" chart:style-name="ch2"/>
        <chart:plot-area chart:style-name="ch3" table:cell-range-address="Feuille1.B6:Feuille1.D21" chart:data-source-has-labels="both" svg:x="2.008cm" svg:y="0.343cm" svg:width="29.448cm" svg:height="15.355cm">
          <chartooo:coordinate-region svg:x="2.788cm" svg:y="0.555cm" svg:width="28.668cm" svg:height="14.443cm"/>
          <chart:axis chart:dimension="x" chart:name="primary-x" chart:style-name="ch4" chartooo:axis-type="auto">
            <chartooo:date-scale/>
            <chart:title svg:x="13.984cm" svg:y="15.88cm" chart:style-name="ch5">
              <text:p>Number of panels</text:p>
            </chart:title>
            <chart:categories table:cell-range-address="Feuille1.B7:Feuille1.B21"/>
          </chart:axis>
          <chart:axis chart:dimension="y" chart:name="primary-y" chart:style-name="ch6">
            <chart:title svg:x="0.349cm" svg:y="12.468cm" chart:style-name="ch7">
              <text:p>Mean waiting time of a DP, (t)</text:p>
            </chart:title>
            <chart:grid chart:style-name="ch8" chart:class="major"/>
          </chart:axis>
          <chart:series chart:style-name="ch9" chart:values-cell-range-address="Feuille1.C7:Feuille1.C21" chart:label-cell-address="Feuille1.C6:Feuille1.C6" chart:class="chart:bar">
            <chart:data-point chart:style-name="ch10" chart:repeated="2"/>
            <chart:data-point chart:repeated="13"/>
          </chart:series>
          <chart:series chart:style-name="ch11" chart:values-cell-range-address="Feuille1.D7:Feuille1.D21" chart:label-cell-address="Feuille1.D6:Feuille1.D6" chart:class="chart:bar">
            <chart:data-point chart:repeated="1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radient descent</text:p>
                <draw:g>
                  <svg:desc>Feuille1.C6:Feuille1.C6</svg:desc>
                </draw:g>
              </table:table-cell>
              <table:table-cell office:value-type="string">
                <text:p>Heuristic</text:p>
                <draw:g>
                  <svg:desc>Feuille1.D6:Feuille1.D6</svg:desc>
                </draw:g>
              </table:table-cell>
            </table:table-row>
          </table:table-header-rows>
          <table:table-rows>
            <table:table-row>
              <table:table-cell office:value-type="float" office:value="26">
                <text:p>26</text:p>
                <draw:g>
                  <svg:desc>Feuille1.B7:Feuille1.B21</svg:desc>
                </draw:g>
              </table:table-cell>
              <table:table-cell office:value-type="float" office:value="2.40614">
                <text:p>2.40614</text:p>
                <draw:g>
                  <svg:desc>Feuille1.C7:Feuille1.C21</svg:desc>
                </draw:g>
              </table:table-cell>
              <table:table-cell office:value-type="float" office:value="2.40614">
                <text:p>2.40614</text:p>
                <draw:g>
                  <svg:desc>Feuille1.D7:Feuille1.D21</svg:desc>
                </draw:g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2.07978">
                <text:p>2.07978</text:p>
              </table:table-cell>
              <table:table-cell office:value-type="float" office:value="2.08479">
                <text:p>2.08479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1.75341">
                <text:p>1.75341</text:p>
              </table:table-cell>
              <table:table-cell office:value-type="float" office:value="1.75842">
                <text:p>1.75842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1.42705">
                <text:p>1.42705</text:p>
              </table:table-cell>
              <table:table-cell office:value-type="float" office:value="1.43206">
                <text:p>1.43206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.10569">
                <text:p>1.10569</text:p>
              </table:table-cell>
              <table:table-cell office:value-type="float" office:value="1.10569">
                <text:p>1.10569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1.02572">
                <text:p>1.02572</text:p>
              </table:table-cell>
              <table:table-cell office:value-type="float" office:value="1.02572">
                <text:p>1.02572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94574">
                <text:p>0.94574</text:p>
              </table:table-cell>
              <table:table-cell office:value-type="float" office:value="0.94574">
                <text:p>0.94574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0.86576">
                <text:p>0.86576</text:p>
              </table:table-cell>
              <table:table-cell office:value-type="float" office:value="0.86576">
                <text:p>0.86576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0.81838">
                <text:p>0.81838</text:p>
              </table:table-cell>
              <table:table-cell office:value-type="float" office:value="0.81838">
                <text:p>0.81838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0.77099">
                <text:p>0.77099</text:p>
              </table:table-cell>
              <table:table-cell office:value-type="float" office:value="0.77099">
                <text:p>0.77099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0.72361">
                <text:p>0.72361</text:p>
              </table:table-cell>
              <table:table-cell office:value-type="float" office:value="0.72361">
                <text:p>0.72361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0.68848">
                <text:p>0.68848</text:p>
              </table:table-cell>
              <table:table-cell office:value-type="float" office:value="0.68848">
                <text:p>0.68848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0.65336">
                <text:p>0.65336</text:p>
              </table:table-cell>
              <table:table-cell office:value-type="float" office:value="0.65336">
                <text:p>0.65336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0.61824">
                <text:p>0.61824</text:p>
              </table:table-cell>
              <table:table-cell office:value-type="float" office:value="0.61824">
                <text:p>0.61824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60478">
                <text:p>0.60478</text:p>
              </table:table-cell>
              <table:table-cell office:value-type="float" office:value="0.60478">
                <text:p>0.6047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9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5" style:family="chart">
      <style:chart-properties chart:auto-position="true" style:rotation-angle="0"/>
      <style:text-properties fo:font-size="1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ff3333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0.634cm" svg:height="17.492cm" xlink:href=".." xlink:type="simple" chart:class="chart:bar" chart:style-name="ch1">
        <chart:legend svg:x="9.532cm" svg:y="0.891cm" style:legend-expansion="custom" chartooo:width="12.639cm" chartooo:height="1.886cm" style:legend-expansion-aspect-ratio="6.70148462354189" chart:style-name="ch2"/>
        <chart:plot-area chart:style-name="ch3" table:cell-range-address="Feuille1.F6:Feuille1.H21" chart:data-source-has-labels="both" svg:x="2.947cm" svg:y="0.349cm" svg:width="27.075cm" svg:height="15.23cm">
          <chartooo:coordinate-region svg:x="3.568cm" svg:y="0.548cm" svg:width="26.454cm" svg:height="14.331cm"/>
          <chart:axis chart:dimension="x" chart:name="primary-x" chart:style-name="ch4" chartooo:axis-type="auto">
            <chartooo:date-scale/>
            <chart:title svg:x="13.73cm" svg:y="15.929cm" chart:style-name="ch5">
              <text:p>Number of panels</text:p>
            </chart:title>
            <chart:categories table:cell-range-address="Feuille1.F7:Feuille1.F21"/>
          </chart:axis>
          <chart:axis chart:dimension="y" chart:name="primary-y" chart:style-name="ch6">
            <chart:title svg:x="0.451cm" svg:y="13.192cm" chart:style-name="ch7">
              <text:p>Loss rate of EPs due to emptiness
 of DPs queue</text:p>
            </chart:title>
            <chart:grid chart:style-name="ch8" chart:class="major"/>
          </chart:axis>
          <chart:series chart:style-name="ch9" chart:values-cell-range-address="Feuille1.G7:Feuille1.G21" chart:label-cell-address="Feuille1.G6:Feuille1.G6" chart:class="chart:bar">
            <chart:data-point chart:repeated="15"/>
          </chart:series>
          <chart:series chart:style-name="ch10" chart:values-cell-range-address="Feuille1.H7:Feuille1.H21" chart:label-cell-address="Feuille1.H6:Feuille1.H6" chart:class="chart:bar">
            <chart:data-point chart:repeated="1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radient descent</text:p>
                <draw:g>
                  <svg:desc>Feuille1.G6:Feuille1.G6</svg:desc>
                </draw:g>
              </table:table-cell>
              <table:table-cell office:value-type="string">
                <text:p>Heuristic</text:p>
                <draw:g>
                  <svg:desc>Feuille1.H6:Feuille1.H6</svg:desc>
                </draw:g>
              </table:table-cell>
            </table:table-row>
          </table:table-header-rows>
          <table:table-rows>
            <table:table-row>
              <table:table-cell office:value-type="float" office:value="26">
                <text:p>26</text:p>
                <draw:g>
                  <svg:desc>Feuille1.F7:Feuille1.F21</svg:desc>
                </draw:g>
              </table:table-cell>
              <table:table-cell office:value-type="float" office:value="7.56324">
                <text:p>7.56324</text:p>
                <draw:g>
                  <svg:desc>Feuille1.G7:Feuille1.G21</svg:desc>
                </draw:g>
              </table:table-cell>
              <table:table-cell office:value-type="float" office:value="7.56324">
                <text:p>7.56324</text:p>
                <draw:g>
                  <svg:desc>Feuille1.H7:Feuille1.H21</svg:desc>
                </draw:g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8.93166">
                <text:p>8.93166</text:p>
              </table:table-cell>
              <table:table-cell office:value-type="float" office:value="7.54681">
                <text:p>7.54681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10.30008">
                <text:p>10.30008</text:p>
              </table:table-cell>
              <table:table-cell office:value-type="float" office:value="8.91523">
                <text:p>8.91523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11.66849">
                <text:p>11.66849</text:p>
              </table:table-cell>
              <table:table-cell office:value-type="float" office:value="10.28365">
                <text:p>10.28365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1.65207">
                <text:p>11.65207</text:p>
              </table:table-cell>
              <table:table-cell office:value-type="float" office:value="11.65207">
                <text:p>11.65207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13.27563">
                <text:p>13.27563</text:p>
              </table:table-cell>
              <table:table-cell office:value-type="float" office:value="13.27563">
                <text:p>13.27563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14.8992">
                <text:p>14.8992</text:p>
              </table:table-cell>
              <table:table-cell office:value-type="float" office:value="14.8992">
                <text:p>14.8992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16.52277">
                <text:p>16.52277</text:p>
              </table:table-cell>
              <table:table-cell office:value-type="float" office:value="16.52277">
                <text:p>16.52277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17.76001">
                <text:p>17.76001</text:p>
              </table:table-cell>
              <table:table-cell office:value-type="float" office:value="17.76001">
                <text:p>17.76001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18.99726">
                <text:p>18.99726</text:p>
              </table:table-cell>
              <table:table-cell office:value-type="float" office:value="18.99726">
                <text:p>18.99726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20.2345">
                <text:p>20.2345</text:p>
              </table:table-cell>
              <table:table-cell office:value-type="float" office:value="20.2345">
                <text:p>20.2345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20.76445">
                <text:p>20.76445</text:p>
              </table:table-cell>
              <table:table-cell office:value-type="float" office:value="20.76445">
                <text:p>20.76445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21.2944">
                <text:p>21.2944</text:p>
              </table:table-cell>
              <table:table-cell office:value-type="float" office:value="21.2944">
                <text:p>21.2944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21.82436">
                <text:p>21.82436</text:p>
              </table:table-cell>
              <table:table-cell office:value-type="float" office:value="21.82436">
                <text:p>21.82436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20.85424">
                <text:p>20.85424</text:p>
              </table:table-cell>
              <table:table-cell office:value-type="float" office:value="20.85424">
                <text:p>20.8542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2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5" style:family="chart">
      <style:chart-properties chart:auto-position="true" style:rotation-angle="0"/>
      <style:text-properties fo:font-size="1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ff3333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2.19cm" svg:height="18.487cm" xlink:href=".." xlink:type="simple" chart:class="chart:bar" chart:style-name="ch1">
        <chart:legend svg:x="7.59cm" svg:y="1.202cm" style:legend-expansion="custom" chartooo:width="16.664cm" chartooo:height="2.013cm" style:legend-expansion-aspect-ratio="8.27819175360159" chart:style-name="ch2"/>
        <chart:plot-area chart:style-name="ch3" table:cell-range-address="Feuille1.J6:Feuille1.L21" chart:data-source-has-labels="both" svg:x="2.237cm" svg:y="0.369cm" svg:width="29.31cm" svg:height="16.185cm">
          <chartooo:coordinate-region svg:x="2.858cm" svg:y="0.568cm" svg:width="28.689cm" svg:height="15.286cm"/>
          <chart:axis chart:dimension="x" chart:name="primary-x" chart:style-name="ch4" chartooo:axis-type="auto">
            <chartooo:date-scale/>
            <chart:title svg:x="14.138cm" svg:y="16.924cm" chart:style-name="ch5">
              <text:p>Number of panels</text:p>
            </chart:title>
            <chart:categories table:cell-range-address="Feuille1.J7:Feuille1.J21"/>
          </chart:axis>
          <chart:axis chart:dimension="y" chart:name="primary-y" chart:style-name="ch6">
            <chart:title svg:x="0.451cm" svg:y="13.689cm" chart:style-name="ch7">
              <text:p>Loss rate of EPs due battery leaks</text:p>
            </chart:title>
            <chart:grid chart:style-name="ch8" chart:class="major"/>
          </chart:axis>
          <chart:series chart:style-name="ch9" chart:values-cell-range-address="Feuille1.K7:Feuille1.K21" chart:label-cell-address="Feuille1.K6:Feuille1.K6" chart:class="chart:bar">
            <chart:data-point chart:repeated="15"/>
          </chart:series>
          <chart:series chart:style-name="ch10" chart:values-cell-range-address="Feuille1.L7:Feuille1.L21" chart:label-cell-address="Feuille1.L6:Feuille1.L6" chart:class="chart:bar">
            <chart:data-point chart:repeated="1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radient descent</text:p>
                <draw:g>
                  <svg:desc>Feuille1.K6:Feuille1.K6</svg:desc>
                </draw:g>
              </table:table-cell>
              <table:table-cell office:value-type="string">
                <text:p>Heuristic</text:p>
                <draw:g>
                  <svg:desc>Feuille1.L6:Feuille1.L6</svg:desc>
                </draw:g>
              </table:table-cell>
            </table:table-row>
          </table:table-header-rows>
          <table:table-rows>
            <table:table-row>
              <table:table-cell office:value-type="float" office:value="26">
                <text:p>26</text:p>
                <draw:g>
                  <svg:desc>Feuille1.J7:Feuille1.J21</svg:desc>
                </draw:g>
              </table:table-cell>
              <table:table-cell office:value-type="float" office:value="15.45042">
                <text:p>15.45042</text:p>
                <draw:g>
                  <svg:desc>Feuille1.K7:Feuille1.K21</svg:desc>
                </draw:g>
              </table:table-cell>
              <table:table-cell office:value-type="float" office:value="15.45042">
                <text:p>15.45042</text:p>
                <draw:g>
                  <svg:desc>Feuille1.L7:Feuille1.L21</svg:desc>
                </draw:g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16.11653">
                <text:p>16.11653</text:p>
              </table:table-cell>
              <table:table-cell office:value-type="float" office:value="14.75905">
                <text:p>14.75905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16.877">
                <text:p>16.877</text:p>
              </table:table-cell>
              <table:table-cell office:value-type="float" office:value="15.42505">
                <text:p>15.42505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17.73183">
                <text:p>17.73183</text:p>
              </table:table-cell>
              <table:table-cell office:value-type="float" office:value="16.18541">
                <text:p>16.18541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7.04012">
                <text:p>17.04012</text:p>
              </table:table-cell>
              <table:table-cell office:value-type="float" office:value="17.04012">
                <text:p>17.04012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17.19458">
                <text:p>17.19458</text:p>
              </table:table-cell>
              <table:table-cell office:value-type="float" office:value="17.19458">
                <text:p>17.19458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17.50351">
                <text:p>17.50351</text:p>
              </table:table-cell>
              <table:table-cell office:value-type="float" office:value="17.50351">
                <text:p>17.50351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17.96691">
                <text:p>17.96691</text:p>
              </table:table-cell>
              <table:table-cell office:value-type="float" office:value="17.96691">
                <text:p>17.96691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18.34649">
                <text:p>18.34649</text:p>
              </table:table-cell>
              <table:table-cell office:value-type="float" office:value="18.34649">
                <text:p>18.34649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18.82097">
                <text:p>18.82097</text:p>
              </table:table-cell>
              <table:table-cell office:value-type="float" office:value="18.82097">
                <text:p>18.82097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19.39034">
                <text:p>19.39034</text:p>
              </table:table-cell>
              <table:table-cell office:value-type="float" office:value="19.39034">
                <text:p>19.39034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19.26912">
                <text:p>19.26912</text:p>
              </table:table-cell>
              <table:table-cell office:value-type="float" office:value="19.26912">
                <text:p>19.26912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19.13057">
                <text:p>19.13057</text:p>
              </table:table-cell>
              <table:table-cell office:value-type="float" office:value="19.13057">
                <text:p>19.13057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18.97471">
                <text:p>18.97471</text:p>
              </table:table-cell>
              <table:table-cell office:value-type="float" office:value="18.97471">
                <text:p>18.97471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7.53736">
                <text:p>17.53736</text:p>
              </table:table-cell>
              <table:table-cell office:value-type="float" office:value="17.53736">
                <text:p>17.5373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2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5" style:family="chart">
      <style:chart-properties style:rotation-angle="0"/>
      <style:text-properties fo:font-size="1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1pt" style:font-size-asian="10pt" style:font-size-complex="10pt"/>
    </style:style>
    <style:style style:name="ch7" style:family="chart">
      <style:chart-properties chart:auto-position="true" style:rotation-angle="90"/>
      <style:text-properties fo:font-size="20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ff3333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0.847cm" svg:height="18.515cm" xlink:href=".." xlink:type="simple" chart:class="chart:bar" chart:style-name="ch1">
        <chart:legend svg:x="6.668cm" svg:y="0cm" style:legend-expansion="custom" chartooo:width="14.758cm" chartooo:height="2.997cm" style:legend-expansion-aspect-ratio="4.92425759092426" chart:style-name="ch2"/>
        <chart:plot-area chart:style-name="ch3" table:cell-range-address="Feuille1.N6:Feuille1.P21" chart:data-source-has-labels="both" svg:x="2.285cm" svg:y="0.37cm" svg:width="27.946cm" svg:height="16.211cm">
          <chartooo:coordinate-region svg:x="2.959cm" svg:y="0.596cm" svg:width="27.272cm" svg:height="15.285cm"/>
          <chart:axis chart:dimension="x" chart:name="primary-x" chart:style-name="ch4" chartooo:axis-type="auto">
            <chartooo:date-scale/>
            <chart:title svg:x="13.296cm" svg:y="16.79cm" chart:style-name="ch5">
              <text:p>Number of panels</text:p>
            </chart:title>
            <chart:categories table:cell-range-address="Feuille1.N7:Feuille1.N21"/>
          </chart:axis>
          <chart:axis chart:dimension="y" chart:name="primary-y" chart:style-name="ch6">
            <chart:title svg:x="0.451cm" svg:y="12.029cm" chart:style-name="ch7">
              <text:p>Total loss rate of EPs</text:p>
            </chart:title>
            <chart:grid chart:style-name="ch8" chart:class="major"/>
          </chart:axis>
          <chart:series chart:style-name="ch9" chart:values-cell-range-address="Feuille1.O7:Feuille1.O21" chart:label-cell-address="Feuille1.O6:Feuille1.O6" chart:class="chart:bar">
            <chart:data-point chart:repeated="15"/>
          </chart:series>
          <chart:series chart:style-name="ch10" chart:values-cell-range-address="Feuille1.P7:Feuille1.P21" chart:label-cell-address="Feuille1.P6:Feuille1.P6" chart:class="chart:bar">
            <chart:data-point chart:repeated="1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radient descent</text:p>
                <draw:g>
                  <svg:desc>Feuille1.O6:Feuille1.O6</svg:desc>
                </draw:g>
              </table:table-cell>
              <table:table-cell office:value-type="string">
                <text:p>Heuristic</text:p>
                <draw:g>
                  <svg:desc>Feuille1.P6:Feuille1.P6</svg:desc>
                </draw:g>
              </table:table-cell>
            </table:table-row>
          </table:table-header-rows>
          <table:table-rows>
            <table:table-row>
              <table:table-cell office:value-type="float" office:value="26">
                <text:p>26</text:p>
                <draw:g>
                  <svg:desc>Feuille1.N7:Feuille1.N21</svg:desc>
                </draw:g>
              </table:table-cell>
              <table:table-cell office:value-type="float" office:value="23.01366">
                <text:p>23.01366</text:p>
                <draw:g>
                  <svg:desc>Feuille1.O7:Feuille1.O21</svg:desc>
                </draw:g>
              </table:table-cell>
              <table:table-cell office:value-type="float" office:value="23.01366">
                <text:p>23.01366</text:p>
                <draw:g>
                  <svg:desc>Feuille1.P7:Feuille1.P21</svg:desc>
                </draw:g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25.04819">
                <text:p>25.04819</text:p>
              </table:table-cell>
              <table:table-cell office:value-type="float" office:value="22.30586">
                <text:p>22.30586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27.17708">
                <text:p>27.17708</text:p>
              </table:table-cell>
              <table:table-cell office:value-type="float" office:value="24.34028">
                <text:p>24.34028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29.40032">
                <text:p>29.40032</text:p>
              </table:table-cell>
              <table:table-cell office:value-type="float" office:value="26.46905">
                <text:p>26.46905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28.69218">
                <text:p>28.69218</text:p>
              </table:table-cell>
              <table:table-cell office:value-type="float" office:value="28.69218">
                <text:p>28.69218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30.47022">
                <text:p>30.47022</text:p>
              </table:table-cell>
              <table:table-cell office:value-type="float" office:value="30.47022">
                <text:p>30.47022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32.40271">
                <text:p>32.40271</text:p>
              </table:table-cell>
              <table:table-cell office:value-type="float" office:value="32.40271">
                <text:p>32.40271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34.48968">
                <text:p>34.48968</text:p>
              </table:table-cell>
              <table:table-cell office:value-type="float" office:value="34.48968">
                <text:p>34.48968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36.1065">
                <text:p>36.1065</text:p>
              </table:table-cell>
              <table:table-cell office:value-type="float" office:value="36.1065">
                <text:p>36.1065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37.81823">
                <text:p>37.81823</text:p>
              </table:table-cell>
              <table:table-cell office:value-type="float" office:value="37.81823">
                <text:p>37.81823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39.62484">
                <text:p>39.62484</text:p>
              </table:table-cell>
              <table:table-cell office:value-type="float" office:value="39.62484">
                <text:p>39.62484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40.03357">
                <text:p>40.03357</text:p>
              </table:table-cell>
              <table:table-cell office:value-type="float" office:value="40.03357">
                <text:p>40.03357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40.42498">
                <text:p>40.42498</text:p>
              </table:table-cell>
              <table:table-cell office:value-type="float" office:value="40.42498">
                <text:p>40.42498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40.79906">
                <text:p>40.79906</text:p>
              </table:table-cell>
              <table:table-cell office:value-type="float" office:value="40.79906">
                <text:p>40.79906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38.3916">
                <text:p>38.3916</text:p>
              </table:table-cell>
              <table:table-cell office:value-type="float" office:value="38.3916">
                <text:p>38.391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